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D200000038BEF3D5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style:vertical-align="middle" fo:padding="0.0194in" fo:border="none"/>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size="12pt" fo:language="en" fo:country="US"/>
    </style:style>
    <style:style style:name="P12" style:family="paragraph" style:parent-style-name="Text_20_body">
      <style:text-properties style:font-name="Arial" fo:font-size="12pt" fo:language="ru" fo:country="RU"/>
    </style:style>
    <style:style style:name="P13" style:family="paragraph" style:parent-style-name="Text_20_body">
      <style:text-properties style:font-name="Arial" fo:font-size="12pt" fo:language="ru" fo:country="RU" fo:font-weight="bold" style:font-weight-asian="bold" style:font-weight-complex="bold"/>
    </style:style>
    <style:style style:name="P14"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5"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6" style:family="paragraph" style:parent-style-name="Horizontal_20_Line">
      <style:paragraph-properties fo:background-color="#e6e6ff">
        <style:background-image/>
      </style:paragraph-properties>
      <style:text-properties style:font-name="Arial"/>
    </style:style>
    <style:style style:name="P17" style:family="paragraph" style:parent-style-name="Title">
      <style:paragraph-properties loext:contextual-spacing="false" fo:margin-top="0in" fo:margin-bottom="0.0799in" fo:background-color="#ffffe6">
        <style:background-image/>
      </style:paragraph-properties>
      <style:text-properties style:font-name="Arial"/>
    </style:style>
    <style:style style:name="P18" style:family="paragraph" style:parent-style-name="Text_20_body">
      <style:paragraph-properties fo:background-color="#ffff99">
        <style:background-image/>
      </style:paragraph-properties>
    </style:style>
    <style:style style:name="P19" style:family="paragraph" style:parent-style-name="Text_20_body">
      <style:paragraph-properties fo:background-color="#ffff99">
        <style:background-image/>
      </style:paragraph-properties>
      <style:text-properties style:font-name="Arial"/>
    </style:style>
    <style:style style:name="P20"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21" style:family="paragraph" style:parent-style-name="Standard">
      <style:paragraph-properties fo:background-color="#ffff99">
        <style:background-image/>
      </style:paragraph-properties>
    </style:style>
    <style:style style:name="P22" style:family="paragraph" style:parent-style-name="Standard">
      <style:paragraph-properties fo:background-color="#ffff99">
        <style:background-image/>
      </style:paragraph-properties>
      <style:text-properties style:font-name="Arial"/>
    </style:style>
    <style:style style:name="P23" style:family="paragraph" style:parent-style-name="Table_20_Contents">
      <style:paragraph-properties loext:contextual-spacing="false" fo:margin-top="0in" fo:margin-bottom="0.1965in"/>
    </style:style>
    <style:style style:name="P24" style:family="paragraph" style:parent-style-name="Text_20_body">
      <style:paragraph-properties loext:contextual-spacing="false" fo:margin-top="0in" fo:margin-bottom="0.1965in" fo:line-height="115%"/>
      <style:text-properties style:font-name="Arial" fo:font-size="12pt"/>
    </style:style>
    <style:style style:name="P25" style:family="paragraph" style:parent-style-name="Heading_20_3">
      <style:text-properties style:font-name="Arial"/>
    </style:style>
    <style:style style:name="P26" style:family="paragraph" style:parent-style-name="Heading_20_3">
      <style:paragraph-properties fo:text-align="center" style:justify-single-word="false"/>
      <style:text-properties style:font-name="Arial"/>
    </style:style>
    <style:style style:name="P27" style:family="paragraph" style:parent-style-name="Heading_20_3">
      <style:paragraph-properties fo:background-color="transparent">
        <style:background-image/>
      </style:paragraph-properties>
      <style:text-properties style:font-name="Arial"/>
    </style:style>
    <style:style style:name="P28" style:family="paragraph" style:parent-style-name="Heading_20_3">
      <style:paragraph-properties fo:background-color="#e6e6ff">
        <style:background-image/>
      </style:paragraph-properties>
      <style:text-properties style:font-name="Arial"/>
    </style:style>
    <style:style style:name="P29" style:family="paragraph" style:parent-style-name="Text_20_body">
      <style:paragraph-properties fo:background-color="#ffff99">
        <style:background-image/>
      </style:paragraph-properties>
      <style:text-properties style:font-name="Arial"/>
    </style:style>
    <style:style style:name="P30" style:family="paragraph" style:parent-style-name="Text_20_body">
      <style:paragraph-properties fo:background-color="#ffff99">
        <style:background-image/>
      </style:paragraph-properties>
      <style:text-properties style:font-name="Arial"/>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language="en" fo:country="US"/>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style:font-name="DejaVu Sans2" fo:language="en" fo:country="US"/>
    </style:style>
    <style:style style:name="T7" style:family="text">
      <style:text-properties style:font-name="Arial"/>
    </style:style>
    <style:style style:name="T8" style:family="text">
      <style:text-properties style:font-name="Arial" fo:language="en" fo:country="US"/>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style:style style:name="Sect3" style:family="section">
      <style:section-properties fo:margin-left="0in" fo:margin-right="0in" style:editable="false">
        <style:columns fo:column-count="1" fo:column-gap="0in"/>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s>
      <text:p text:style-name="P17"><office:annotation><dc:creator>Ivo Blöchliger</dc:creator><dc:date>2014-03-02T08:01:40</dc:date><text:p text:style-name="P31"><text:span text:style-name="T9">To hide these comments, disable them in the menu:</text:span></text:p><text:p text:style-name="P31"><text:span text:style-name="T9">View → Comments</text:span></text:p></office:annotation><text:file-name text:display="name">2015-BG-01-EN_Sixteen_Diodes</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1"><text:span text:style-name="T9">Age groups in biological age:</text:span></text:p><text:p text:style-name="P31"><text:span text:style-name="T9">0: 8-10 years</text:span></text:p><text:p text:style-name="P31"><text:span text:style-name="T9">I: 10-12 years</text:span></text:p><text:p text:style-name="P31"><text:span text:style-name="T9">II: 12-14 years</text:span></text:p><text:p text:style-name="P31"><text:span text:style-name="T9">III: 14-16 years</text:span></text:p><text:p text:style-name="P31"><text:span text:style-name="T9">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2" svg:width="0.8941in" svg:height="0.1232in" draw:control="control6"/></text:p>
          </table:table-cell>
          <table:table-cell table:style-name="Table2.A1" office:value-type="string">
            <text:p text:style-name="P2"><draw:control text:anchor-type="as-char" svg:y="0.0201in" draw:z-index="0" draw:style-name="gr1" draw:text-style-name="P32" svg:width="0.8941in" svg:height="0.1232in" draw:control="control1"/></text:p>
          </table:table-cell>
          <table:table-cell table:style-name="Table2.A1" office:value-type="string">
            <text:p text:style-name="P2"><draw:control text:anchor-type="as-char" svg:y="-0.0055in" draw:z-index="1" draw:style-name="gr1" draw:text-style-name="P32" svg:width="0.8941in" svg:height="0.1232in" draw:control="control2"/></text:p>
          </table:table-cell>
          <table:table-cell table:style-name="Table2.A1" office:value-type="string">
            <text:p text:style-name="P2"><draw:control text:anchor-type="as-char" svg:y="-0.0035in" draw:z-index="2" draw:style-name="gr1" draw:text-style-name="P32" svg:width="0.8941in" svg:height="0.1232in" draw:control="control3"/></text:p>
          </table:table-cell>
          <table:table-cell table:style-name="Table2.A1" office:value-type="string">
            <text:p text:style-name="P2"><draw:control text:anchor-type="as-char" svg:y="0.0016in" draw:z-index="3" draw:style-name="gr1" draw:text-style-name="P32" svg:width="0.8941in" svg:height="0.1232in" draw:control="control4"/></text:p>
          </table:table-cell>
          <table:table-cell table:style-name="Table2.F1" office:value-type="string">
            <text:p text:style-name="P2"><draw:control text:anchor-type="as-char" svg:y="0.0098in" draw:z-index="4" draw:style-name="gr1" draw:text-style-name="P32" svg:width="0.8941in" svg:height="0.1232in"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7" text:outline-level="3">Body</text:h>
      </text:section>
      <text:p text:style-name="P14"/>
      <text:p text:style-name="P12">Bob experiments with a controller that gives signals to <text:span text:style-name="T5">16</text:span> light-emitting diodes labelled from <text:span text:style-name="T5">1</text:span> to <text:span text:style-name="T5">16</text:span>. </text:p>
      <text:p text:style-name="P13"><draw:frame draw:style-name="fr1" draw:name="Изображение1" text:anchor-type="paragraph" svg:x="0in" svg:y="0.0756in" svg:width="6.6929in" svg:height="0.8043in" draw:z-index="6"><draw:image xlink:href="Pictures/10000000000001D200000038BEF3D5A2.png" xlink:type="simple" xlink:show="embed" xlink:actuate="onLoad"/></draw:frame></text:p>
      <text:p text:style-name="P12">When the controller gives a signal to a diode, the diode change<text:span text:style-name="T5">s</text:span> its state: <text:line-break/>If it is currently off, it will be switched on. <text:line-break/>If it is currently on, it will be switched off.</text:p>
      <text:p text:style-name="P12"/>
      <text:p text:style-name="P12">Bob wrote a continuous program. Every second, the program gives a signal to some of 16 diodes: in the 1st second to all of the diodes, in the 2nd second to every second diodes, in 3rd second to every third diodes, and so on. </text:p>
      <text:p text:style-name="P11"/>
      <text:p text:style-name="P11"/>
      <text:p text:style-name="P9"/>
      <text:section text:style-name="Sect1" text:name="Question" text:protected="true">
        <text:h text:style-name="P25" text:outline-level="3"/>
        <text:h text:style-name="P25" text:outline-level="3">Question</text:h>
        <text:p text:style-name="P10"/>
      </text:section>
      <text:p text:style-name="P11">Initially, all of the diodes were switched off. </text:p>
      <text:p text:style-name="P12"><text:span text:style-name="T5">After running the program for several minutes, w</text:span>hich of the diodes <text:span text:style-name="T5">will be switched on?</text:span></text:p>
      <text:section text:style-name="Sect1" text:name="Answer" text:protected="true">
        <text:h text:style-name="P25" text:outline-level="3"/>
        <text:h text:style-name="P25" text:outline-level="3">Answer</text:h>
        <text:p text:style-name="P10"/>
      </text:section>
      <text:p text:style-name="P11">A. 1, 3, 5, 7</text:p>
      <text:p text:style-name="P11">B. 1, 4, 8, 16</text:p>
      <text:p text:style-name="P11">C. 1, 4, 9, 16</text:p>
      <text:p text:style-name="P11">D. 1, 4, 7, 10</text:p>
      <text:p text:style-name="P11"/>
      <text:section text:style-name="Sect2" text:name="Explanation" text:protected="true">
        <text:p text:style-name="P16"><office:annotation><dc:creator>Ivo Blöchliger</dc:creator><dc:date>2013-01-04T16:50:39</dc:date><text:p text:style-name="P31"><text:span text:style-name="T9">This must all fit on the first page. If it does not, your <text:s/>task is too long.</text:span></text:p></office:annotation></text:p>
        <text:h text:style-name="P28" text:outline-level="3">Explanation</text:h>
        <text:p text:style-name="P15"/>
      </text:section>
      <text:p text:style-name="P18">Correct answer: C</text:p>
      <text:p text:style-name="P18"/>
      <text:p text:style-name="P18">Every diode changes its state as many times how many divisors it has.</text:p>
      <text:p text:style-name="P18"/>
      <text:p text:style-name="P18">Since the initial state is off, the diode will finally be switched on if and only if the number of divisors of the diode label is odd.</text:p>
      <text:p text:style-name="P18">1 has 1 divisor (1) – odd, so in the end will be switched on</text:p>
      <text:p text:style-name="P18">2 has 2 divisors </text:p>
      <text:p text:style-name="P18"><text:soft-page-break/>3 has 2 divisors </text:p>
      <text:p text:style-name="P18">4 has 3 divisors (1, 2, 4) – odd, so in the end will be switched on</text:p>
      <text:p text:style-name="P18">5 has 2 divisors </text:p>
      <text:p text:style-name="P18">6 has 4 divisors </text:p>
      <text:p text:style-name="P18">7 has 2 divisors </text:p>
      <text:p text:style-name="P18">8 has 4 divisors </text:p>
      <text:p text:style-name="P18">9 has 3 divisors (1, 3, 9) - odd, so so in the end will be switched on</text:p>
      <text:p text:style-name="P18">10 has 4 divisors </text:p>
      <text:p text:style-name="P18">11 has 2 divisors </text:p>
      <text:p text:style-name="P18">12 has 6 divisors </text:p>
      <text:p text:style-name="P18">13 has 2 divisors </text:p>
      <text:p text:style-name="P18">14 has 4 divisors </text:p>
      <text:p text:style-name="P18">15 has 4 divisors </text:p>
      <text:p text:style-name="P18">16 has 5 divisors (1, 2, 4, 8, 16) – odd, so in the end will be switched on</text:p>
      <text:p text:style-name="P18"/>
      <text:p text:style-name="P18">In this case, after the program runs for a while, only the diodes labelled 1, 4, 9, and 16 will be switched on.</text:p>
      <text:p text:style-name="P18"/>
      <text:p text:style-name="P21">For an infinite number of diodes, the ones with labels which are exact squares (1, 4, 9, 16, 25, and so on), will in the end be switched on. This justification comes from the arithmetic considerations. <text:s/></text:p>
      <text:p text:style-name="P24"/>
      <text:section text:style-name="Sect2" text:name="It's informatics" text:protected="true">
        <text:h text:style-name="P28" text:outline-level="3"/>
        <text:h text:style-name="P28" text:outline-level="3">It's informatics</text:h>
        <text:p text:style-name="P15"/>
      </text:section>
      <text:p text:style-name="P18">This is an algorithmic task, that may be programmed using some naive approach to model the cycles. It give us possibility to replace infinite process by finite one. The idea is that even if program doesn't stop some characteristic of it can became stable. </text:p>
      <text:p text:style-name="P18"/>
      <text:section text:style-name="Sect1" text:name="Keywords" text:protected="true">
        <text:h text:style-name="P28" text:outline-level="3"/>
        <text:h text:style-name="P28" text:outline-level="3">Keywords</text:h>
        <text:p text:style-name="P15"/>
      </text:section>
      <text:p text:style-name="P19">Algorithms, Modeling of process</text:p>
      <text:section text:style-name="Sect1" text:name="Websites" text:protected="true">
        <text:h text:style-name="P28" text:outline-level="3"/>
        <text:h text:style-name="P28" text:outline-level="3">Websites</text:h>
        <text:p text:style-name="P15"/>
      </text:section>
      <text:p text:style-name="P22">https://en.wikipedia.org/wiki/Control_flow#Infinite_loops</text:p>
      <text:section text:style-name="Sect3" text:name="content">
        <text:section text:style-name="Sect3" text:name="mainbar">
          <text:p text:style-name="Standard"/>
          <text:section text:style-name="Sect3" text:name="question">
            <table:table table:name="Table3" table:style-name="Table3">
              <table:table-column table:style-name="Table3.A"/>
              <table:table-row>
                <table:table-cell table:style-name="Table3.A1" office:value-type="string">
                  <text:p text:style-name="P23"><text:span text:style-name="Strong_20_Emphasis"><text:span text:style-name="T4"/></text:span></text:p>
                </table:table-cell>
              </table:table-row>
            </table:table>
          </text:section>
        </text:section>
      </text:section>
      <text:p text:style-name="P19"/>
      <text:section text:style-name="Sect1" text:name="Wording" text:protected="true">
        <text:p text:style-name="P16"/>
        <text:h text:style-name="P26" text:outline-level="3">Internal Use</text:h>
        <text:h text:style-name="P25" text:outline-level="3">Wording</text:h>
        <text:p text:style-name="P10"/>
      </text:section>
      <text:p text:style-name="P20"/>
      <text:section text:style-name="Sect1" text:name="Comments" text:protected="true">
        <text:h text:style-name="P25" text:outline-level="3"/>
        <text:h text:style-name="P25" text:outline-level="3">Comments</text:h>
        <text:p text:style-name="P10"/>
      </text:section>
      <text:p text:style-name="P19"/>
      <text:section text:style-name="Sect1" text:name="Graphics" text:protected="true">
        <text:h text:style-name="P25" text:outline-level="3"><text:soft-page-break/></text:h>
        <text:h text:style-name="P25" text:outline-level="3">Graphics</text:h>
      </text:section>
      <text:p text:style-name="P10"/>
      <text:p text:style-name="P19"/>
      <text:p text:style-name="P9"/>
      <text:section text:style-name="Sect1" text:name="Files" text:protected="true">
        <text:h text:style-name="P25" text:outline-level="3"/>
        <text:h text:style-name="P25"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BG-01-EN_Sixteen_Diodes.odt</text:file-name> (this file)</text:p>
        </text:section>
        <text:p text:style-name="P19"/>
      </text:section>
      <text:section text:style-name="Sect1" text:name="Authorship" text:protected="true">
        <text:h text:style-name="P25" text:outline-level="3"/>
        <text:h text:style-name="P25" text:outline-level="3">Authorship</text:h>
        <text:p text:style-name="P10"/>
      </text:section>
      <text:p text:style-name="P19">Emil Kelevedjiev, <text:a xlink:type="simple" xlink:href="mailto:keleved@gmail.com" text:style-name="Internet_20_link" text:visited-style-name="Visited_20_Internet_20_Link">keleved@gmail.com</text:a>, Bulgaria</text:p>
      <text:p text:style-name="P19"/>
      <text:p text:style-name="P18"><text:span text:style-name="T3">Revised @ 2015 Bebras Workshop by Sergei Pozdniakov </text:span><text:a xlink:type="simple" xlink:href="mailto:pozdnkov@gmail.com" text:style-name="Internet_20_link" text:visited-style-name="Visited_20_Internet_20_Link"><text:span text:style-name="T2">pozdnkov@gmail.com</text:span></text:a><text:span text:style-name="T3">, Russia and </text:span><text:span text:style-name="T2">Khairul Anwar Mohamad Zaki </text:span><text:a xlink:type="simple" xlink:href="mailto:khairul@aidan.com.my" text:style-name="Internet_20_link" text:visited-style-name="Visited_20_Internet_20_Link"><text:span text:style-name="T2">khairul@aidan.com.my</text:span></text:a><text:span text:style-name="T2">, Malaysia </text:span></text:p>
      <text:p text:style-name="P19"/>
      <text:section text:style-name="Sect1" text:name="License" text:protected="true">
        <text:h text:style-name="P25" text:outline-level="3"/>
        <text:h text:style-name="P25"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loext:contextual-spacing="false" fo:margin-top="0in" fo:margin-bottom="0in"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ask Title, doubleclick to Change!" text:name="Title"/>
        </text:user-field-decls>
        <text:section text:style-name="MSect1" text:name="Footer" text:protected="true">
          <text:p text:style-name="MP1"><text:user-field-get text:name="Title">Task Title, doubleclick to Change!</text:user-field-get> <text:file-name text:display="name">2015-BG-01-EN_Sixteen_Diodes</text:file-name>, Last saved <text:modification-date style:data-style-name="N84">2015-05-28</text:modification-date> at <text:modification-time style:data-style-name="N41">15:41:36</text:modification-time> by <text:creator>Khairul Anwar Mohamad Zaki</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5-28T15:41:36</dc:date>
    <meta:editing-duration>P2DT14H50M37S</meta:editing-duration>
    <meta:editing-cycles>79</meta:editing-cycles>
    <meta:generator>OpenOffice/4.1.1$Unix OpenOffice.org_project/411m6$Build-9775</meta:generator>
    <meta:document-statistic meta:table-count="3" meta:image-count="1" meta:object-count="0" meta:page-count="3" meta:paragraph-count="67" meta:word-count="517" meta:character-count="2955"/>
    <dc:creator>Khairul Anwar Mohamad Zaki</dc:creator>
  </office:meta>
</office:document-meta>
</file>